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60000010E257A376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99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9900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2.55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99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049cm" svg:height="7.143cm" svg:x="5.975cm" svg:y="11.278cm">
          <draw:image xlink:href="Pictures/10000000000001560000010E257A376E.png" xlink:type="simple" xlink:show="embed" xlink:actuate="onLoad">
            <text:p/>
          </draw:image>
        </draw:frame>
        <draw:custom-shape draw:style-name="gr2" draw:text-style-name="P1" draw:layer="layout" svg:width="3.2cm" svg:height="4.6cm" svg:x="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cm" svg:y1="19.4cm" svg:x2="13.3cm" svg:y2="20.5cm">
          <text:p/>
        </draw:line>
        <draw:frame draw:style-name="gr4" draw:text-style-name="P2" draw:layer="layout" svg:width="5.3cm" svg:height="2.8cm" svg:x="10.6cm" svg:y="20.317cm">
          <draw:text-box>
            <text:p text:style-name="P2"><text:span text:style-name="T1">Hanoi avec n-1 él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2T14:46:20.769990591</dc:date>
    <meta:document-statistic meta:object-count="4"/>
    <meta:generator>LibreOffice/4.1.6.2$Linux_X86_64 LibreOffice_project/410m0$Build-2</meta:generator>
  </office:meta>
</office:document-meta>
</file>